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4" style:parent-style-name="Normal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5" style:parent-style-name="Normal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end"/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end"/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end"/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end"/>
      <style:text-properties fo:font-weight="bold" style:font-weight-asian="bold" fo:font-size="14pt" style:font-size-asian="14pt" style:font-size-complex="14pt"/>
    </style:style>
    <style:style style:name="P10" style:parent-style-name="Normal" style:family="paragraph">
      <style:paragraph-properties fo:text-align="end"/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12" style:parent-style-name="Normal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13" style:parent-style-name="Normal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14" style:parent-style-name="Normal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6" style:parent-style-name="Normal" style:family="paragraph">
      <style:text-properties fo:font-weight="bold" style:font-weight-asian="bold" fo:font-size="14pt" style:font-size-asian="14pt" style:font-size-complex="14pt"/>
    </style:style>
    <style:style style:name="P17" style:parent-style-name="Normal" style:family="paragraph">
      <style:text-properties fo:font-weight="bold" style:font-weight-asian="bold" fo:font-size="14pt" style:font-size-asian="14pt" style:font-size-complex="14pt"/>
    </style:style>
    <style:style style:name="P18" style:parent-style-name="Normal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T19" style:parent-style-name="Fonteparág.padrão" style:family="text"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AUTORIZAÇÃO</text:p>
      <text:p text:style-name="Normal"/>
      <text:p text:style-name="P2"/>
      <text:p text:style-name="P3">Autorizo ________________________________________________________, RG n°________________, CPF n°__________________________, retirar o objeto n°_____________________ postado por _________________________ _________________________________ e a mim destinado.</text:p>
      <text:p text:style-name="P4"/>
      <text:p text:style-name="P5"/>
      <text:p text:style-name="P6">Local e data<text:s/></text:p>
      <text:p text:style-name="P7"/>
      <text:p text:style-name="P8"/>
      <text:p text:style-name="P9"/>
      <text:p text:style-name="P10">___________________, _____ de ________________ de ______<text:s/>.</text:p>
      <text:p text:style-name="P11"/>
      <text:p text:style-name="P12"/>
      <text:p text:style-name="P13"/>
      <text:p text:style-name="P14"/>
      <text:p text:style-name="P15"/>
      <text:p text:style-name="P16">___________________________________________________</text:p>
      <text:p text:style-name="P17">Nome:<text:s/></text:p>
      <text:p text:style-name="P18">RG:<text:s/></text:p>
      <text:p text:style-name="Normal"><text:span text:style-name="T19">CPF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entury Gothic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hana Mouzinho da Costa</meta:initial-creator>
    <dc:creator>Luhana Mouzinho da Costa</dc:creator>
    <meta:creation-date>2020-10-08T15:05:00Z</meta:creation-date>
    <dc:date>2020-10-08T15:46:00Z</dc:date>
    <meta:template xlink:href="Normal" xlink:type="simple"/>
    <meta:editing-cycles>1</meta:editing-cycles>
    <meta:editing-duration>PT2460S</meta:editing-duration>
    <meta:document-statistic meta:page-count="1" meta:paragraph-count="1" meta:word-count="65" meta:character-count="421" meta:row-count="2" meta:non-whitespace-character-count="357"/>
  </office:meta>
</office:document-meta>
</file>